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/>
    <style:font-face style:name="DejaVu Serif2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padding-left="0.101cm" fo:padding-right="0.101cm" fo:padding-top="0.199cm" fo:padding-bottom="0.199cm" fo:border="none"/>
      <style:text-properties fo:font-size="26pt" fo:letter-spacing="-0.042cm" officeooo:rsid="0026082d" officeooo:paragraph-rsid="0026082d" style:font-size-asian="26pt" style:font-size-complex="26pt"/>
    </style:style>
    <style:style style:name="P2" style:family="paragraph" style:parent-style-name="Text_20_body">
      <style:text-properties officeooo:paragraph-rsid="000af0c3"/>
    </style:style>
    <style:style style:name="P3" style:family="paragraph" style:parent-style-name="Heading_20_2">
      <style:text-properties officeooo:paragraph-rsid="000af0c3"/>
    </style:style>
    <style:style style:name="P4" style:family="paragraph" style:parent-style-name="Text_20_body">
      <style:text-properties officeooo:paragraph-rsid="00116389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rsid="002b1be4" officeooo:paragraph-rsid="002270bf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rsid="002b1be4" officeooo:paragraph-rsid="000c5331"/>
    </style:style>
    <style:style style:name="P7" style:family="paragraph" style:parent-style-name="Text_20_body" style:list-style-name="L1">
      <style:paragraph-properties fo:margin-top="0cm" fo:margin-bottom="0.499cm" style:contextual-spacing="false"/>
      <style:text-properties officeooo:paragraph-rsid="000c5331"/>
    </style:style>
    <style:style style:name="P8" style:family="paragraph" style:parent-style-name="Text_20_body">
      <style:paragraph-properties fo:margin-top="0cm" fo:margin-bottom="0cm" style:contextual-spacing="false"/>
      <style:text-properties fo:font-size="12pt" fo:font-style="italic" officeooo:rsid="00102ba0" officeooo:paragraph-rsid="000af0c3" style:font-size-asian="12pt" style:font-style-asian="italic" style:font-size-complex="12pt" style:font-style-complex="italic"/>
    </style:style>
    <style:style style:name="P9" style:family="paragraph" style:parent-style-name="Text_20_body_20_indent">
      <style:paragraph-properties style:writing-mode="lr-tb"/>
      <style:text-properties style:font-name="DejaVu Sans" fo:font-size="11pt" officeooo:paragraph-rsid="000c5331" style:font-size-asian="11pt" style:font-size-complex="11pt"/>
    </style:style>
    <style:style style:name="P10" style:family="paragraph" style:parent-style-name="Text_20_body_20_indent">
      <style:paragraph-properties style:writing-mode="lr-tb"/>
      <style:text-properties fo:font-size="12pt" fo:font-style="normal" officeooo:rsid="0012132a" officeooo:paragraph-rsid="000af0c3" style:font-size-asian="12pt" style:font-style-asian="normal" style:font-size-complex="12pt" style:font-style-complex="normal"/>
    </style:style>
    <style:style style:name="P11" style:family="paragraph" style:parent-style-name="Text_20_body_20_indent">
      <style:paragraph-properties fo:margin-top="0cm" fo:margin-bottom="0cm" style:contextual-spacing="false"/>
      <style:text-properties fo:font-size="12pt" fo:font-style="normal" officeooo:rsid="000c5331" officeooo:paragraph-rsid="000c5331" style:font-size-asian="12pt" style:font-style-asian="normal" style:font-size-complex="12pt" style:font-style-complex="normal"/>
    </style:style>
    <style:style style:name="P12" style:family="paragraph" style:parent-style-name="Heading_20_2">
      <style:paragraph-properties fo:break-before="page" style:writing-mode="lr-tb"/>
      <style:text-properties officeooo:paragraph-rsid="000af0c3"/>
    </style:style>
    <style:style style:name="P13" style:family="paragraph" style:parent-style-name="Text_20_body" style:list-style-name="L2">
      <style:paragraph-properties fo:margin-top="0cm" fo:margin-bottom="0.199cm" style:contextual-spacing="false"/>
      <style:text-properties fo:font-size="12pt" officeooo:paragraph-rsid="000af0c3" style:font-size-asian="12pt" style:font-size-complex="12pt"/>
    </style:style>
    <style:style style:name="P14" style:family="paragraph" style:parent-style-name="Text_20_body" style:list-style-name="L2">
      <style:paragraph-properties fo:margin-top="0cm" fo:margin-bottom="0.199cm" style:contextual-spacing="false"/>
      <style:text-properties fo:font-size="11pt" officeooo:paragraph-rsid="000af0c3" style:font-size-asian="11pt" style:font-size-complex="11pt"/>
    </style:style>
    <style:style style:name="P15" style:family="paragraph" style:parent-style-name="Text_20_body" style:list-style-name="L2">
      <style:paragraph-properties fo:margin-top="0cm" fo:margin-bottom="0.199cm" style:contextual-spacing="false"/>
      <style:text-properties officeooo:rsid="0026b878" officeooo:paragraph-rsid="00305603"/>
    </style:style>
    <style:style style:name="P16" style:family="paragraph" style:parent-style-name="Text_20_body" style:list-style-name="L2">
      <style:paragraph-properties fo:margin-top="0cm" fo:margin-bottom="0.199cm" style:contextual-spacing="false"/>
      <style:text-properties officeooo:paragraph-rsid="0032b28a"/>
    </style:style>
    <style:style style:name="P17" style:family="paragraph" style:parent-style-name="Text_20_body" style:list-style-name="L2">
      <style:paragraph-properties fo:margin-top="0cm" fo:margin-bottom="0.199cm" style:contextual-spacing="false"/>
      <style:text-properties officeooo:rsid="00315235" officeooo:paragraph-rsid="00315235"/>
    </style:style>
    <style:style style:name="P18" style:family="paragraph" style:parent-style-name="Text_20_body" style:list-style-name="L2">
      <style:paragraph-properties fo:margin-top="0cm" fo:margin-bottom="0.199cm" style:contextual-spacing="false"/>
      <style:text-properties fo:font-size="12pt" fo:font-style="normal" officeooo:rsid="00315235" officeooo:paragraph-rsid="00329e14" style:font-size-asian="12pt" style:font-style-asian="normal" style:font-size-complex="12pt" style:font-style-complex="normal"/>
    </style:style>
    <style:style style:name="P19" style:family="paragraph" style:parent-style-name="Heading_20_2" style:list-style-name="L2">
      <loext:graphic-properties draw:fill="solid" draw:fill-color="#95bfec"/>
      <style:paragraph-properties fo:margin-left="0cm" fo:margin-right="0cm" fo:margin-top="0.21cm" fo:margin-bottom="0.499cm" style:contextual-spacing="false" fo:text-indent="0cm" style:auto-text-indent="false" fo:break-before="page" fo:background-color="#95bfec" fo:padding="0.199cm" fo:border="none" fo:keep-with-next="always"/>
      <style:text-properties officeooo:paragraph-rsid="000af0c3"/>
    </style:style>
    <style:style style:name="P20" style:family="paragraph" style:parent-style-name="Text_20_body">
      <style:paragraph-properties fo:margin-top="0cm" fo:margin-bottom="0.499cm" style:contextual-spacing="false"/>
      <style:text-properties fo:font-size="12pt" officeooo:rsid="001cab97" officeooo:paragraph-rsid="00315235" style:font-size-asian="12pt" style:font-size-complex="12pt"/>
    </style:style>
    <style:style style:name="P21" style:family="paragraph" style:parent-style-name="Text_20_body">
      <style:paragraph-properties fo:margin-top="0cm" fo:margin-bottom="0.499cm" style:contextual-spacing="false"/>
      <style:text-properties officeooo:paragraph-rsid="000effac"/>
    </style:style>
    <style:style style:name="P22" style:family="paragraph" style:parent-style-name="Text_20_body" style:list-style-name="L3">
      <style:paragraph-properties fo:margin-top="0cm" fo:margin-bottom="0.499cm" style:contextual-spacing="false"/>
      <style:text-properties officeooo:rsid="000effac" officeooo:paragraph-rsid="002c9f0c"/>
    </style:style>
    <style:style style:name="P23" style:family="paragraph" style:parent-style-name="Text_20_body" style:list-style-name="L3">
      <style:paragraph-properties fo:margin-top="0cm" fo:margin-bottom="0.499cm" style:contextual-spacing="false"/>
      <style:text-properties officeooo:rsid="000effac" officeooo:paragraph-rsid="00329e14"/>
    </style:style>
    <style:style style:name="P24" style:family="paragraph" style:parent-style-name="Text_20_body" style:list-style-name="L3">
      <style:paragraph-properties fo:margin-top="0cm" fo:margin-bottom="0.499cm" style:contextual-spacing="false"/>
      <style:text-properties officeooo:rsid="002c9f0c" officeooo:paragraph-rsid="002c9f0c"/>
    </style:style>
    <style:style style:name="P25" style:family="paragraph" style:parent-style-name="Text_20_body" style:list-style-name="L3">
      <style:paragraph-properties fo:margin-top="0cm" fo:margin-bottom="0.499cm" style:contextual-spacing="false"/>
      <style:text-properties officeooo:rsid="00315235" officeooo:paragraph-rsid="00315235"/>
    </style:style>
    <style:style style:name="P26" style:family="paragraph" style:parent-style-name="Text_20_body" style:list-style-name="L3">
      <style:paragraph-properties fo:margin-top="0cm" fo:margin-bottom="0.499cm" style:contextual-spacing="false"/>
      <style:text-properties fo:font-size="12pt" fo:font-style="normal" officeooo:rsid="00315235" officeooo:paragraph-rsid="002c9f0c" style:font-size-asian="12pt" style:font-style-asian="normal" style:font-size-complex="12pt" style:font-style-complex="normal"/>
    </style:style>
    <style:style style:name="P27" style:family="paragraph" style:parent-style-name="Text_20_body" style:list-style-name="L3">
      <style:paragraph-properties fo:margin-top="0cm" fo:margin-bottom="0.499cm" style:contextual-spacing="false"/>
      <style:text-properties fo:font-size="12pt" fo:font-style="normal" officeooo:rsid="0032ee49" officeooo:paragraph-rsid="0032ee49" style:font-size-asian="12pt" style:font-style-asian="normal" style:font-size-complex="12pt" style:font-style-complex="normal"/>
    </style:style>
    <style:style style:name="P28" style:family="paragraph" style:parent-style-name="Text_20_body">
      <style:paragraph-properties fo:margin-top="0cm" fo:margin-bottom="0.499cm" style:contextual-spacing="false"/>
      <style:text-properties fo:font-size="12pt" fo:font-style="normal" officeooo:rsid="00315235" officeooo:paragraph-rsid="00315235" style:font-size-asian="12pt" style:font-style-asian="normal" style:font-size-complex="12pt" style:font-style-complex="normal"/>
    </style:style>
    <style:style style:name="P29" style:family="paragraph" style:parent-style-name="Heading_20_2">
      <style:text-properties style:font-name="DejaVu Sans Condensed" officeooo:paragraph-rsid="00101758"/>
    </style:style>
    <style:style style:name="P30" style:family="paragraph" style:parent-style-name="Text_20_body">
      <style:text-properties officeooo:paragraph-rsid="00101758"/>
    </style:style>
    <style:style style:name="P31" style:family="paragraph" style:parent-style-name="Heading_20_3" style:master-page-name="">
      <loext:graphic-properties draw:fill-hatch-name="hatch"/>
      <style:paragraph-properties fo:margin-top="0cm" fo:margin-bottom="0.499cm" style:contextual-spacing="false" style:page-number="auto" fo:break-before="page"/>
      <style:text-properties fo:font-size="32pt" officeooo:paragraph-rsid="00315235" style:font-size-asian="32pt" style:font-size-complex="32pt"/>
    </style:style>
    <style:style style:name="P32" style:family="paragraph" style:parent-style-name="Text" style:master-page-name="">
      <loext:graphic-properties draw:fill="solid" draw:fill-color="#2a6099" draw:fill-gradient-name="Gradient_20_131" draw:fill-hatch-name="hatch"/>
      <style:paragraph-properties fo:margin-left="0cm" fo:margin-right="0cm" fo:margin-top="0cm" fo:margin-bottom="0cm" style:contextual-spacing="false" fo:text-indent="0cm" style:auto-text-indent="false" style:page-number="auto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size="15pt" style:font-size-asian="15pt" style:font-size-complex="15pt"/>
    </style:style>
    <style:style style:name="P33" style:family="paragraph" style:parent-style-name="Standard" style:master-page-name="">
      <loext:graphic-properties draw:fill-hatch-name="hatch"/>
      <style:paragraph-properties fo:margin-top="0cm" fo:margin-bottom="0.499cm" style:contextual-spacing="false" fo:keep-together="always" style:page-number="auto" fo:padding="0.199cm" fo:border="none" fo:keep-with-next="always"/>
      <style:text-properties officeooo:paragraph-rsid="00b54d77"/>
    </style:style>
    <style:style style:name="P34" style:family="paragraph" style:parent-style-name="Standard">
      <loext:graphic-properties draw:fill-hatch-name="hatch"/>
      <style:paragraph-properties fo:margin-top="0cm" fo:margin-bottom="0.499cm" style:contextual-spacing="false" fo:padding="0.199cm" fo:border="none"/>
      <style:text-properties officeooo:paragraph-rsid="00b54d77"/>
    </style:style>
    <style:style style:name="P35" style:family="paragraph" style:parent-style-name="Standard">
      <style:paragraph-properties fo:margin-top="0cm" fo:margin-bottom="0.499cm" style:contextual-spacing="false" fo:text-align="end" style:justify-single-word="false"/>
      <style:text-properties fo:color="#ffffff" loext:opacity="100%" style:font-name="DejaVu Sans Condensed" fo:font-size="32pt" officeooo:paragraph-rsid="027fef5b" fo:background-color="transparent" style:font-size-asian="32pt" style:font-size-complex="32pt"/>
    </style:style>
    <style:style style:name="P36" style:family="paragraph" style:parent-style-name="Code_20_Box_20_2">
      <loext:graphic-properties draw:fill-hatch-name="hatch"/>
      <style:paragraph-properties fo:keep-with-next="auto"/>
      <style:text-properties officeooo:paragraph-rsid="00315235"/>
    </style:style>
    <style:style style:name="P37" style:family="paragraph" style:parent-style-name="Standard">
      <style:paragraph-properties fo:margin-top="0cm" fo:margin-bottom="0.499cm" style:contextual-spacing="false"/>
      <style:text-properties officeooo:paragraph-rsid="00315235"/>
    </style:style>
    <style:style style:name="P38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39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T1" style:family="text">
      <style:text-properties officeooo:rsid="002e67e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143b8" style:font-size-asian="12pt" style:font-size-complex="12pt"/>
    </style:style>
    <style:style style:name="T4" style:family="text">
      <style:text-properties fo:font-size="12pt" officeooo:rsid="00100ad8" style:font-size-asian="12pt" style:font-size-complex="12pt"/>
    </style:style>
    <style:style style:name="T5" style:family="text">
      <style:text-properties fo:font-size="12pt" officeooo:rsid="00215732" style:font-size-asian="12pt" style:font-size-complex="12pt"/>
    </style:style>
    <style:style style:name="T6" style:family="text">
      <style:text-properties fo:font-size="12pt" officeooo:rsid="002e67ec" style:font-size-asian="12pt" style:font-size-complex="12pt"/>
    </style:style>
    <style:style style:name="T7" style:family="text">
      <style:text-properties fo:font-size="12pt" officeooo:rsid="001814b8" style:font-size-asian="12pt" style:font-size-complex="12pt"/>
    </style:style>
    <style:style style:name="T8" style:family="text">
      <style:text-properties fo:font-size="12pt" officeooo:rsid="0029c928" style:font-size-asian="12pt" style:font-size-complex="12pt"/>
    </style:style>
    <style:style style:name="T9" style:family="text">
      <style:text-properties fo:font-size="12pt" officeooo:rsid="002b1be4" style:font-size-asian="12pt" style:font-size-complex="12pt"/>
    </style:style>
    <style:style style:name="T10" style:family="text">
      <style:text-properties fo:font-size="12pt" officeooo:rsid="00116389" style:font-size-asian="12pt" style:font-size-complex="12pt"/>
    </style:style>
    <style:style style:name="T11" style:family="text">
      <style:text-properties fo:font-size="12pt" officeooo:rsid="00305603" style:font-size-asian="12pt" style:font-size-complex="12pt"/>
    </style:style>
    <style:style style:name="T12" style:family="text">
      <style:text-properties officeooo:rsid="002b1be4"/>
    </style:style>
    <style:style style:name="T13" style:family="text">
      <style:text-properties fo:font-size="12pt" fo:font-style="normal" officeooo:rsid="001eb0e8" style:font-size-asian="12pt" style:font-style-asian="normal" style:font-size-complex="12pt" style:font-style-complex="normal"/>
    </style:style>
    <style:style style:name="T14" style:family="text">
      <style:text-properties fo:font-size="12pt" fo:font-style="normal" officeooo:rsid="002b1be4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2e67ec" style:font-size-asian="12pt" style:font-style-asian="normal" style:font-size-complex="12pt" style:font-style-complex="normal"/>
    </style:style>
    <style:style style:name="T16" style:family="text">
      <style:text-properties fo:font-size="12pt" fo:font-style="normal" officeooo:rsid="00116389" style:font-size-asian="12pt" style:font-style-asian="normal" style:font-size-complex="12pt" style:font-style-complex="normal"/>
    </style:style>
    <style:style style:name="T17" style:family="text">
      <style:text-properties fo:font-size="12pt" fo:font-style="normal" officeooo:rsid="00305603" style:font-size-asian="12pt" style:font-style-asian="normal" style:font-size-complex="12pt" style:font-style-complex="normal"/>
    </style:style>
    <style:style style:name="T18" style:family="text">
      <style:text-properties fo:font-size="12pt" fo:font-style="normal" officeooo:rsid="000c5331" style:font-size-asian="12pt" style:font-style-asian="normal" style:font-size-complex="12pt" style:font-style-complex="normal"/>
    </style:style>
    <style:style style:name="T19" style:family="text">
      <style:text-properties fo:font-size="12pt" fo:font-style="normal" style:font-size-asian="12pt" style:font-style-asian="normal" style:font-size-complex="12pt" style:font-style-complex="normal"/>
    </style:style>
    <style:style style:name="T20" style:family="text">
      <style:text-properties fo:font-size="12pt" fo:font-style="normal" officeooo:rsid="00100ad8" style:font-size-asian="12pt" style:font-style-asian="normal" style:font-size-complex="12pt" style:font-style-complex="normal"/>
    </style:style>
    <style:style style:name="T21" style:family="text">
      <style:text-properties fo:font-size="12pt" fo:font-style="normal" officeooo:rsid="002270bf" style:font-size-asian="12pt" style:font-style-asian="normal" style:font-size-complex="12pt" style:font-style-complex="normal"/>
    </style:style>
    <style:style style:name="T22" style:family="text">
      <style:text-properties fo:font-size="12pt" fo:font-style="normal" officeooo:rsid="0041e706" style:font-size-asian="12pt" style:font-style-asian="normal" style:font-size-complex="12pt" style:font-style-complex="normal"/>
    </style:style>
    <style:style style:name="T23" style:family="text">
      <style:text-properties fo:font-size="12pt" fo:font-style="normal" officeooo:rsid="002c9f0c" style:font-size-asian="12pt" style:font-style-asian="normal" style:font-size-complex="12pt" style:font-style-complex="normal"/>
    </style:style>
    <style:style style:name="T24" style:family="text">
      <style:text-properties officeooo:rsid="00134fef"/>
    </style:style>
    <style:style style:name="T25" style:family="text">
      <style:text-properties officeooo:rsid="000c5331"/>
    </style:style>
    <style:style style:name="T26" style:family="text">
      <style:text-properties style:font-name="DejaVu Sans" officeooo:rsid="000c5331"/>
    </style:style>
    <style:style style:name="T27" style:family="text">
      <style:text-properties style:font-name="DejaVu Sans" officeooo:rsid="0026082d"/>
    </style:style>
    <style:style style:name="T28" style:family="text">
      <style:text-properties style:font-name="DejaVu Sans" officeooo:rsid="002c9f0c"/>
    </style:style>
    <style:style style:name="T29" style:family="text">
      <style:text-properties style:font-name="DejaVu Sans" officeooo:rsid="00344675"/>
    </style:style>
    <style:style style:name="T30" style:family="text">
      <style:text-properties officeooo:rsid="002cc394"/>
    </style:style>
    <style:style style:name="T31" style:family="text">
      <style:text-properties officeooo:rsid="00100ad8"/>
    </style:style>
    <style:style style:name="T32" style:family="text">
      <style:text-properties officeooo:rsid="0032b28a"/>
    </style:style>
    <style:style style:name="T33" style:family="text">
      <style:text-properties officeooo:rsid="0041e706"/>
    </style:style>
    <style:style style:name="T34" style:family="text">
      <style:text-properties fo:font-size="12pt" officeooo:rsid="0019fac9" style:font-size-asian="12pt" style:font-size-complex="12pt"/>
    </style:style>
    <style:style style:name="T35" style:family="text">
      <style:text-properties fo:font-size="12pt" officeooo:rsid="0032b28a" style:font-size-asian="12pt" style:font-size-complex="12pt"/>
    </style:style>
    <style:style style:name="T36" style:family="text">
      <style:text-properties fo:font-size="12pt" officeooo:rsid="001bdaee" style:font-size-asian="12pt" style:font-size-complex="12pt"/>
    </style:style>
    <style:style style:name="T37" style:family="text">
      <style:text-properties fo:font-size="12pt" fo:font-style="normal" officeooo:rsid="0026b878" style:font-size-asian="12pt" style:font-style-asian="normal" style:font-size-complex="12pt" style:font-style-complex="normal"/>
    </style:style>
    <style:style style:name="T38" style:family="text">
      <style:text-properties fo:font-size="12pt" fo:font-style="normal" officeooo:rsid="00344675" style:font-size-asian="12pt" style:font-style-asian="normal" style:font-size-complex="12pt" style:font-style-complex="normal"/>
    </style:style>
    <style:style style:name="T39" style:family="text">
      <style:text-properties fo:font-size="12pt" fo:font-style="normal" officeooo:rsid="00315235" style:font-size-asian="12pt" style:font-style-asian="normal" style:font-size-complex="12pt" style:font-style-complex="normal"/>
    </style:style>
    <style:style style:name="T40" style:family="text">
      <style:text-properties fo:font-size="12pt" fo:font-style="normal" officeooo:rsid="0032ee49" style:font-size-asian="12pt" style:font-style-asian="normal" style:font-size-complex="12pt" style:font-style-complex="normal"/>
    </style:style>
    <style:style style:name="T41" style:family="text">
      <style:text-properties officeooo:rsid="00329e14"/>
    </style:style>
    <style:style style:name="T42" style:family="text">
      <style:text-properties style:font-name="DejaVu Sans Condensed" officeooo:rsid="001cab97"/>
    </style:style>
    <style:style style:name="T43" style:family="text">
      <style:text-properties style:font-name="DejaVu Sans Condensed"/>
    </style:style>
    <style:style style:name="T44" style:family="text">
      <style:text-properties fo:font-style="normal" officeooo:rsid="0026b878" style:font-style-asian="normal" style:font-style-complex="normal"/>
    </style:style>
    <style:style style:name="T45" style:family="text">
      <style:text-properties fo:font-style="normal" officeooo:rsid="002c9f0c" style:font-style-asian="normal" style:font-style-complex="normal"/>
    </style:style>
    <style:style style:name="T46" style:family="text">
      <style:text-properties officeooo:rsid="00211505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ize="12pt" fo:font-style="italic" officeooo:rsid="0012132a" style:font-size-asian="12pt" style:font-style-asian="italic" style:font-size-complex="12pt" style:font-style-complex="italic"/>
    </style:style>
    <style:style style:name="T49" style:family="text">
      <style:text-properties style:font-name="DejaVu Serif1" fo:font-size="12pt" fo:font-style="normal" officeooo:rsid="000effac" style:font-name-asian="DejaVu Serif1" style:font-size-asian="12pt" style:font-style-asian="normal" style:font-name-complex="DejaVu Serif1" style:font-size-complex="12pt" style:font-style-complex="normal"/>
    </style:style>
    <style:style style:name="T50" style:family="text">
      <style:text-properties officeooo:rsid="002c9f0c"/>
    </style:style>
    <style:style style:name="T51" style:family="text">
      <style:text-properties fo:font-style="italic" officeooo:rsid="00315235" style:font-style-asian="italic" style:font-style-complex="italic"/>
    </style:style>
    <style:style style:name="T52" style:family="text">
      <style:text-properties fo:font-style="normal" officeooo:rsid="00315235" style:font-style-asian="normal" style:font-style-complex="normal"/>
    </style:style>
    <style:style style:name="T53" style:family="text">
      <style:text-properties fo:font-style="normal" officeooo:rsid="00329e14" style:font-style-asian="normal" style:font-style-complex="normal"/>
    </style:style>
    <style:style style:name="T54" style:family="text">
      <style:text-properties officeooo:rsid="00315235"/>
    </style:style>
    <style:style style:name="T55" style:family="text">
      <style:text-properties officeooo:rsid="00344fc4"/>
    </style:style>
    <style:style style:name="T56" style:family="text">
      <style:text-properties officeooo:rsid="00344675"/>
    </style:style>
    <style:style style:name="T57" style:family="text">
      <style:text-properties officeooo:rsid="00305603"/>
    </style:style>
    <style:style style:name="T58" style:family="text">
      <style:text-properties officeooo:rsid="003ceb99"/>
    </style:style>
    <style:style style:name="T59" style:family="text">
      <style:text-properties style:font-name="FreeMono"/>
    </style:style>
    <style:style style:name="T60" style:family="text">
      <style:text-properties fo:font-size="32pt" style:font-size-asian="32pt" style:font-size-complex="32pt"/>
    </style:style>
    <style:style style:name="T61" style:family="text">
      <style:text-properties style:font-name="FreeSerif"/>
    </style:style>
    <style:style style:name="T62" style:family="text">
      <style:text-properties style:font-name="DejaVu Serif" fo:font-size="12pt" style:font-name-complex="DejaVu Serif" style:font-size-complex="12pt"/>
    </style:style>
    <style:style style:name="fr1" style:family="graphic" style:parent-style-name="Frame">
      <style:graphic-properties fo:margin-left="0cm" fo:margin-right="0cm" fo:margin-top="0cm" fo:margin-bottom="0.499cm" style:run-through="foreground" style:wrap="none" style:vertical-pos="bottom" style:vertical-rel="paragraph-content" style:horizontal-pos="from-left" style:horizontal-rel="paragraph-content" fo:background-color="#edf5fd" draw:fill="solid" draw:fill-color="#edf5fd" fo:padding="0cm" fo:border="0.06pt dotted #0a2746" draw:wrap-influence-on-position="once-concurrent" loext:allow-overlap="false" loext:rel-width-rel="paragraph"/>
    </style:style>
    <style:style style:name="fr2" style:family="graphic" style:parent-style-name="H2frame">
      <style:graphic-properties style:vertical-pos="from-top" style:vertical-rel="paragraph-content" style:horizontal-pos="right" style:horizontal-rel="paragraph-content" draw:opacity="0%" draw:wrap-influence-on-position="once-concurrent" loext:allow-overlap="true" draw:textarea-vertical-align="top"/>
    </style:style>
    <style:style style:name="fr3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P1" text:outline-level="2">Frame Borders <text:span text:style-name="T1">Wrongly Interfere with Adjacent Borders</text:span>, Top &amp; Bottom</text:h>
      <text:p text:style-name="P2"><text:span text:style-name="T2">This document is provided to give </text:span><text:span text:style-name="T3">a </text:span><text:span text:style-name="T4">2nd</text:span><text:span text:style-name="T2"> working copy of </text:span><text:span text:style-name="T4">the same</text:span><text:span text:style-name="T2"> bug as reported in </text:span><text:a xlink:type="simple" xlink:href="https://github.com/alexkemp9/Python3docs/blob/main/README.md#the-bugs" text:style-name="Internet_20_link" text:visited-style-name="Visited_20_Internet_20_Link"><text:span text:style-name="T2">Python3docs Bugs #</text:span></text:a><text:span text:style-name="T5">0</text:span><text:span text:style-name="T6">7</text:span><text:span text:style-name="T2">,</text:span><text:span text:style-name="T4"> with extra </text:span><text:span text:style-name="T7">information </text:span><text:span text:style-name="T8">supplied</text:span><text:span text:style-name="T2">.</text:span></text:p>
      <text:h text:style-name="P3" text:outline-level="2">Comment</text:h>
      <text:p text:style-name="P4"><text:span text:style-name="T9">The report (below) w</text:span><text:span text:style-name="T10">as</text:span><text:span text:style-name="T9"> made at </text:span><text:a xlink:type="simple" xlink:href="https://bugs.documentfoundation.org/show_bug.cgi?id=164304" text:style-name="Internet_20_link" text:visited-style-name="Visited_20_Internet_20_Link"><text:span text:style-name="T11">BugZilla#164304</text:span></text:a> <text:span text:style-name="T12">on Dec 12 2024</text:span><text:span text:style-name="T13">. </text:span><text:span text:style-name="T14">The bug was first documented at </text:span><text:a xlink:type="simple" xlink:href="https://github.com/alexkemp9/Python3docs/blob/main/README.md#the-bugs" text:style-name="Internet_20_link" text:visited-style-name="Visited_20_Internet_20_Link"><text:span text:style-name="T15">GitHub Python3Docs Bug#07</text:span></text:a><text:span text:style-name="T14"> </text:span><text:span text:style-name="T16">and then documented separately as </text:span><text:span text:style-name="T14"><text:s/></text:span><text:a xlink:type="simple" xlink:href="https://github.com/alexkemp9/Python3docs/blob/main/bug07%2B.odt" text:style-name="Internet_20_link" text:visited-style-name="Visited_20_Internet_20_Link"><text:span text:style-name="T17">Bug#07+</text:span></text:a>.</text:p>
      <text:list text:style-name="L1">
        <text:list-item>
          <text:p text:style-name="P5"><text:span text:style-name="T18">V</text:span><text:span text:style-name="T19">ersion </text:span><text:span text:style-name="T20">24.8.3.2 </text:span><text:span text:style-name="T21">(</text:span><text:a xlink:type="simple" xlink:href="https://gerrit.libreoffice.org/gitweb?p=core.git;a=log;h=48a6bac9e7e268aeb4c3483fcf825c94556d9f92" text:style-name="Internet_20_link" text:visited-style-name="Visited_20_Internet_20_Link"><text:span text:style-name="T22">Build</text:span></text:a><text:span text:style-name="T21">) </text:span><text:span text:style-name="T19">is affected by this bug</text:span></text:p>
        </text:list-item>
        <text:list-item>
          <text:p text:style-name="P6"><text:span text:style-name="T23">The problem begins to show at </text:span><text:span text:style-name="T15">Grandfather </text:span><text:span text:style-name="T18">v</text:span><text:span text:style-name="T19">ersion 3.3.0.4</text:span></text:p>
        </text:list-item>
        <text:list-item>
          <text:p text:style-name="P7"><text:span text:style-name="T15">The above means that ALL LibreOffice versions</text:span><text:span text:style-name="T14"> </text:span><text:span text:style-name="T18">are affected by this bug.</text:span></text:p>
        </text:list-item>
      </text:list>
      <text:p text:style-name="P8">original <text:span text:style-name="T24">bug report</text:span>:</text:p>
      <text:p text:style-name="P9"><text:span text:style-name="T11">In Writer, t</text:span><text:span text:style-name="T2">he top border of a Frame will interfere with the bottom border of a Heading. In addition, the bottom border of the same Frame will coalesce with the top inline-border of a paragraph. In other words, the top &amp; bottom borders of the Frame are interfering with both other entity’s borders, and not respecting their personal space.</text:span></text:p>
      <text:p text:style-name="P8"><text:span text:style-name="T25">Extra comment</text:span>:</text:p>
      <text:p text:style-name="P10"><text:span text:style-name="T26">The original report is accurate </text:span><text:span text:style-name="T27">but has attracted zero response</text:span><text:span text:style-name="T28"> </text:span><text:span text:style-name="T29">other than one blind, ignorant, inaccurate copy/pasted comment.</text:span></text:p>
      <text:p text:style-name="P11"/>
      <text:h text:style-name="P12" text:outline-level="2"><text:span text:style-name="T30">How to</text:span> produce this document</text:h>
      <text:list text:style-name="L2">
        <text:list-item>
          <text:p text:style-name="P13">Th<text:span text:style-name="T31">is document created </text:span><text:span text:style-name="T32">in Writer </text:span><text:span text:style-name="T31">under 24.8.3.2.<text:line-break/></text:span><text:span text:style-name="Inline_20_Code"><text:span text:style-name="T33">menu:Help | About LibreOffice</text:span></text:span><text:span text:style-name="T33"> shows: </text:span><text:a xlink:type="simple" xlink:href="https://gerrit.libreoffice.org/gitweb?p=core.git;a=log;h=48a6bac9e7e268aeb4c3483fcf825c94556d9f92" text:style-name="Internet_20_link" text:visited-style-name="Visited_20_Internet_20_Link"><text:span text:style-name="T33">Build</text:span></text:a></text:p>
        </text:list-item>
        <text:list-item>
          <text:p text:style-name="P14"><text:span text:style-name="T4">The </text:span><text:span text:style-name="T34">entire document</text:span><text:span text:style-name="T4"> </text:span><text:a xlink:type="simple" xlink:href="https://github.com/alexkemp9/Python3docs/blob/main/bug06%2B.odt" text:style-name="Internet_20_link" text:visited-style-name="Visited_20_Internet_20_Link"><text:span text:style-name="T11">bug06+.odt</text:span></text:a><text:span text:style-name="T4"> </text:span><text:span text:style-name="T35">was </text:span><text:span text:style-name="T4">copied </text:span><text:span text:style-name="T34">as</text:span><text:span text:style-name="T4"> this doc &amp; </text:span><text:span text:style-name="T36">then </text:span><text:span text:style-name="T4">edited.</text:span></text:p>
        </text:list-item>
        <text:list-item>
          <text:p text:style-name="P15"><text:span text:style-name="T17">C</text:span><text:span text:style-name="T19">ontent on the final </text:span><text:a xlink:type="simple" xlink:href="#Lambda Functions|outline" text:style-name="Internet_20_link" text:visited-style-name="Visited_20_Internet_20_Link"><text:span text:style-name="T19">page</text:span><text:span text:style-name="T23">#</text:span><text:span text:style-name="T23"><text:bookmark-ref text:reference-format="page" text:ref-name="__RefHeading___Toc72663_342937816">4</text:bookmark-ref></text:span></text:a><text:span text:style-name="T19"> was deleted and </text:span><text:span text:style-name="T17">replaced with content from the final page of </text:span><text:a xlink:type="simple" xlink:href="https://github.com/alexkemp9/Python3docs/blob/main/bug07.odt" text:style-name="Internet_20_link" text:visited-style-name="Visited_20_Internet_20_Link"><text:span text:style-name="T17">bug07.odt</text:span></text:a><text:span text:style-name="T19">.</text:span></text:p>
        </text:list-item>
        <text:list-item>
          <text:p text:style-name="P16"><text:span text:style-name="T17">The Heading 3 at top of </text:span><text:a xlink:type="simple" xlink:href="#Lambda Functions|outline" text:style-name="Internet_20_link" text:visited-style-name="Visited_20_Internet_20_Link"><text:span text:style-name="T37">page</text:span><text:span text:style-name="T23">#</text:span><text:span text:style-name="T23"><text:bookmark-ref text:reference-format="page" text:ref-name="__RefHeading___Toc72663_342937816">4</text:bookmark-ref></text:span></text:a><text:span text:style-name="T17"> had it’s font-size increased to that of a </text:span><text:span text:style-name="T38">standard </text:span><text:span text:style-name="T17">Heading 1 </text:span><text:span text:style-name="T39">(32 pt)</text:span><text:span text:style-name="T17">, to allow the interference from the SideBar to be as obvious as possible</text:span><text:span text:style-name="T37">.</text:span></text:p>
        </text:list-item>
        <text:list-item>
          <text:p text:style-name="P17"><text:span text:style-name="T37">T</text:span><text:span text:style-name="T19">he SideBar (a Frame that contains text) had it’s border changed to a dotted +0A2746 line; that was to try to provide a contrast to the Code Box 2 </text:span><text:span text:style-name="T40">(CB2) </text:span><text:span text:style-name="T19">paragraph below.</text:span></text:p>
        </text:list-item>
        <text:list-item>
          <text:p text:style-name="P18">The SideBar is offset to the right by 0.5 cm, to allow Frame interference with the Heading’s background (“Area”) colour to be as visually obvious as possible. <text:span text:style-name="T41">B</text:span>oth the Heading + the SideBar’s Lower Spacing <text:span text:style-name="T32">(and all text paragraphs) </text:span><text:span text:style-name="T41">are also equal to 0.5 cm</text:span>.</text:p>
          <text:h text:style-name="P19" text:outline-level="2"><text:span text:style-name="T42">Demonstration</text:span><text:span text:style-name="T43">:</text:span></text:h>
        </text:list-item>
      </text:list>
      <text:p text:style-name="P20">Refer to the final <text:a xlink:type="simple" xlink:href="#Lambda Functions|outline" text:style-name="Internet_20_link" text:visited-style-name="Visited_20_Internet_20_Link"><text:span text:style-name="T44">page</text:span><text:span text:style-name="T45">#</text:span><text:span text:style-name="T45"><text:bookmark-ref text:reference-format="page" text:ref-name="The print() Function">4</text:bookmark-ref></text:span></text:a><text:span text:style-name="T44"> </text:span>for <text:span text:style-name="T46">a practical demonstration</text:span> of this bug.</text:p>
      <text:p text:style-name="P21"><text:span text:style-name="T47">Things to note</text:span><text:span text:style-name="T48">:</text:span><text:span text:style-name="T49">–</text:span></text:p>
      <text:list text:style-name="L3">
        <text:list-item>
          <text:p text:style-name="P22">to recap:</text:p>
          <text:list>
            <text:list-item>
              <text:p text:style-name="P23"><text:span text:style-name="T50">This </text:span><text:span text:style-name="T41">bug </text:span><text:span text:style-name="T50">concerns </text:span><text:span text:style-name="T41">Frames;</text:span><text:span text:style-name="T50"> </text:span><text:span text:style-name="T41">in this context that is</text:span><text:span text:style-name="T51"> “SideBar ‘The print() Function’”;</text:span><text:span text:style-name="T52"> </text:span><text:span text:style-name="T53">i</text:span><text:span text:style-name="T52">t is a Frame that contains text</text:span>.</text:p>
            </text:list-item>
            <text:list-item>
              <text:p text:style-name="P24">At issue is the <text:span text:style-name="T54">way that no frame since the very first 3.3.0.4 version of LibreOffice </text:span><text:span text:style-name="T55">Writer </text:span><text:span text:style-name="T54">up to </text:span><text:span text:style-name="T41">and including </text:span><text:span text:style-name="T54">the latest </text:span><text:span text:style-name="T41">version </text:span><text:span text:style-name="T54">will behave decently with any other entity that it has a border with.</text:span></text:p>
            </text:list-item>
          </text:list>
        </text:list-item>
        <text:list-item>
          <text:p text:style-name="P25">This frame is set to anchor to a paragraph (same <text:span text:style-name="T41">paragraph</text:span> as the Heading is anchored to).</text:p>
          <text:list>
            <text:list-item>
              <text:p text:style-name="P25">The frame’s position is set to be at the bottom of that paragraph (it fails to do that).</text:p>
            </text:list-item>
            <text:list-item>
              <text:p text:style-name="P26">The Heading paragraph has a 0.5 cm bottom spacing, but the frame fails to honour that.</text:p>
            </text:list-item>
            <text:list-item>
              <text:p text:style-name="P26">The problems above are absent if the SideBar is set to anchor to a Character.</text:p>
            </text:list-item>
            <text:list-item>
              <text:p text:style-name="P27">The Frame has a 0.5 cm bottom spacing, but th<text:span text:style-name="T56">at is not</text:span> honour<text:span text:style-name="T56">ed</text:span> (the spacing is placed immediately above the CB2 text, rather than between the Frame &amp; the CB2’s blue-border<text:span text:style-name="T55">)</text:span>. <text:span text:style-name="T55">In addition,</text:span> the CB2’s top blue border is missing entirely, <text:span text:style-name="T55">presumably behind the Frame</text:span>.<text:line-break/><text:line-break/>This section has already been reported separately as <text:a xlink:type="simple" xlink:href="https://github.com/alexkemp9/Python3docs/blob/main/bug05%2B.odt" text:style-name="Internet_20_link" text:visited-style-name="Visited_20_Internet_20_Link">bug05+.odt</text:a><text:span text:style-name="T57">.</text:span></text:p>
            </text:list-item>
          </text:list>
        </text:list-item>
      </text:list>
      <text:p text:style-name="P28"/>
      <text:h text:style-name="P29" text:outline-level="2">Example</text:h>
      <text:p text:style-name="P30"><text:span text:style-name="T58">(s</text:span>ee next page):</text:p>
      <text:p text:style-name="Text_20_body"/>
      <text:h text:style-name="P31" text:outline-level="3"><draw:frame draw:style-name="fr1" draw:name="The print() Function" text:anchor-type="paragraph" svg:x="0.499cm" svg:width="17cm" style:rel-width="100%" draw:z-index="1"><draw:text-box fo:min-height="1cm"><text:p text:style-name="P32"><text:bookmark-start text:name="The print() Function"/>The print() Function<text:bookmark-end text:name="The print() Function"/></text:p><text:p text:style-name="P33">The <text:span text:style-name="T59">print()</text:span> function accepts any number of positional arguments, and has three keyword arguments, <text:span text:style-name="T47">sep</text:span>, <text:span text:style-name="T47">end</text:span>, and <text:span text:style-name="T47">file</text:span>. All the keyword arguments have defaults. The <text:span text:style-name="T47">sep</text:span> parameter’s default is a space; if two or more positional arguments are given, each is printed with the <text:span text:style-name="T47">sep</text:span> in between, but if there is just one positional argument this parameter does nothing. The <text:span text:style-name="T47">end</text:span> parameter’s default is <text:span text:style-name="T59">\n</text:span>, which is why a newline is printed at the end of calls to <text:span text:style-name="T59">print()</text:span>. The file parameter’s default is <text:span text:style-name="T47">sys.stdout</text:span>, the standard output stream, which is usually the console.</text:p><text:p text:style-name="P34">Any of the keyword arguments can be given the values we want instead of using the defaults. For example, <text:span text:style-name="T47">file</text:span> can be set to a file object that is open for writing or appending, and both <text:span text:style-name="T47">sep</text:span> and <text:span text:style-name="T47">end</text:span> can be set to other strings, including the empty string.</text:p><text:p text:style-name="P34">If we need to print several items on the same line, one common pattern is to print the items using <text:span text:style-name="T59">print()</text:span> calls where <text:span text:style-name="T47">end</text:span> is set to a suitable separator, and then at the end to call <text:span text:style-name="T59">print()</text:span> with no arguments, since this just prints a newline. For an example, see the <text:span text:style-name="T59">print_digits()</text:span> function (180 &lt;).</text:p></draw:text-box></draw:frame><draw:frame draw:style-name="fr2" draw:name="f06-01-h2" text:anchor-type="paragraph" svg:y="-0.25cm" svg:width="1.6cm" draw:z-index="2"><draw:text-box fo:min-height="0.741cm"><text:p text:style-name="P35">|||</text:p></draw:text-box></draw:frame><text:bookmark-start text:name="__RefHeading___Toc72663_342937816"/>Lambda Functions<text:bookmark-end text:name="__RefHeading___Toc72663_342937816"/></text:h>
      <text:p text:style-name="P36">lambda parameters: expression</text:p>
      <text:p text:style-name="P37"><text:span text:style-name="T6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/>
    <style:font-face style:name="DejaVu Serif2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styles>
    <draw:gradient draw:name="Gradient_20_131" draw:display-name="Gradient 13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2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style:contextual-spacing="false" fo:background-color="#95bfec" fo:padding="0.199cm" fo:border="none" fo:keep-with-next="always"/>
      <style:text-properties fo:color="#0a2746" loext:opacity="100%" style:font-name="DejaVu Sans Condensed2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2" style:class="text" style:master-page-name="">
      <loext:graphic-properties draw:fill="solid" draw:fill-color="#95bfec"/>
      <style:paragraph-properties fo:margin-top="0cm" fo:margin-bottom="0.21cm" style:contextual-spacing="false" style:page-number="auto" fo:background-color="#95bfec"/>
      <style:text-properties fo:font-size="32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style:font-name="Nimbus Sans" fo:font-family="'Nimbus Sans'" style:font-family-generic="swiss" style:font-pitch="variable" fo:font-size="21pt" fo:font-weight="normal" style:font-size-asian="16pt" style:font-weight-asian="bold" style:font-size-complex="16pt" style:font-weight-complex="60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1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loext:opacity="100%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loext:opacity="100%" style:font-name="Open Sans1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style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style:contextual-spacing="false" fo:text-indent="0cm" style:auto-text-indent="false" fo:background-color="#edf5fd" fo:padding="0cm" fo:border="none" text:number-lines="false" text:line-number="0"/>
      <style:text-properties style:font-name="Open Sans1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style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style:contextual-spacing="false"/>
      <style:text-properties style:font-name="Open Sans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DejaVu Sans Condensed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style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style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loext:opacity="0%" style:font-name="Nimbus Sans2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loext:opacity="100%" style:font-name="DejaVu Sans Condensed1" fo:font-family="'DejaVu Sans Condensed'" style:font-style-name="Book" style:font-family-generic="swiss" style:font-pitch="variable" fo:font-size="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loext:allow-overlap="true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SideBarFrame" style:family="graphic" style:parent-style-name="Frame">
      <style:graphic-properties svg:width="17cm" style:rel-width="100%" fo:min-height="24.599cm" svg:x="0cm" svg:y="0cm" fo:margin-left="0.199cm" fo:margin-right="0.199cm" fo:margin-top="0cm" fo:margin-bottom="0.499cm" style:run-through="foreground" style:wrap="dynamic" style:number-wrapped-paragraphs="no-limit" style:wrap-contour="false" style:vertical-pos="top" style:vertical-rel="page-content" style:horizontal-pos="center" style:horizontal-rel="page-content" fo:background-color="#edf5fd" style:background-transparency="0%" draw:fill="solid" draw:fill-color="#edf5fd" draw:opacity="100%" fo:padding="0cm" fo:border="0.06pt solid #729fcf" draw:wrap-influence-on-position="once-concurrent" loext:allow-overlap="true" loext:rel-width-rel="paragraph"/>
    </style:style>
    <text:outline-style style:name="Outline">
      <text:outline-level-style text:level="1" text:style-name="H1_20_Auto-number" loext:num-list-format="%1%" style:num-format="1" text:start-value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H1_20_Auto-number" loext:num-list-format="%2%" style:num-format="1" text:start-value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 style:master-page-name="">
      <loext:graphic-properties draw:fill="none"/>
      <style:paragraph-properties fo:margin-left="0cm" fo:margin-right="-2cm" fo:text-indent="0cm" style:auto-text-indent="false" style:page-number="auto" fo:background-color="transparent" text:number-lines="false" text:line-number="0">
        <style:tab-stops>
          <style:tab-stop style:position="16.898cm" style:type="right"/>
          <style:tab-stop style:position="19.015c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6.9cm" style:type="right"/>
          <style:tab-stop style:position="19.015cm" style:type="center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style:font-name="DejaVu Serif" fo:font-size="12pt" style:font-name-complex="DejaVu Serif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M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4">Demonstration:</text:chapter><text:tab/><text:span text:style-name="MT1"><text:page-number text:select-page="current">3</text:page-number></text:span></text:p>
      </style:header>
      <style:header-left>
        <text:p text:style-name="MP3"><text:page-number text:select-page="current">4</text:page-number><text:tab/><text:chapter text:display="number-and-name" text:outline-level="1">7 Frame Borders Wrongly Interfere with Adjacent Borders, Top &amp; Bottom</text:chapter></text:p>
      </style:header-left>
      <style:header-first>
        <text:p text:style-name="MP2"><text:page-number text:select-page="current">1</text:page-number><text:tab/><text:chapter text:display="number-and-name" text:outline-level="1">7 Frame Borders Wrongly Interfere with Adjacent Borders, Top &amp; Bottom</text:chapter></text:p>
      </style:header-first>
    </style:master-page>
    <style:master-page style:name="Chapter_20_01_20_Page" style:display-name="Chapter 01 Page" style:page-layout-name="Mpm2" draw:style-name="Mdp1" style:next-style-name="Standard">
      <style:header>
        <text:p text:style-name="MP4">24 pt<text:page-number text:select-page="current" text:page-adjust="-18"/><text:tab/><text:span text:style-name="MT2">Introduction</text:span></text:p>
      </style:header>
      <style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0" draw:name="c01 summary" draw:style-name="Mgr1" draw:text-style-name="MP6" svg:width="7.938cm" svg:height="3.846cm" svg:x="8.932cm" svg:y="0.053cm"><draw:text-box><text:p text:style-name="MP5"><text:span text:style-name="MT4">● </text:span><text:span text:style-name="MT4">Creating and Running Python Programs</text:span></text:p><text:p text:style-name="MP5"><text:span text:style-name="MT4">● </text:span><text:span text:style-name="MT4">Python’s “Beautiful Heart”</text:span></text:p></draw:text-box></draw:frame></text:p>
      </style:header-first>
      <style:footer>
        <text:p text:style-name="Footer"/>
      </style:footer>
      <style:footer-first>
        <text:p text:style-name="MP7"><text:page-number text:select-page="current" text:page-adjust="8"/></text:p>
      </style:footer-first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00:01:19.904426107</meta:creation-date>
    <dc:date>2025-01-04T13:32:53.248995712</dc:date>
    <meta:editing-duration>P1DT1H32M50S</meta:editing-duration>
    <meta:editing-cycles>46</meta:editing-cycles>
    <meta:generator>LibreOffice/24.8.3.2$Linux_X86_64 LibreOffice_project/48a6bac9e7e268aeb4c3483fcf825c94556d9f92</meta:generator>
    <meta:print-date>2025-01-04T12:31:17.537717296</meta:print-date>
    <meta:printed-by>PDF files</meta:printed-by>
    <meta:document-statistic meta:table-count="0" meta:image-count="0" meta:object-count="0" meta:page-count="4" meta:paragraph-count="44" meta:word-count="783" meta:character-count="4452" meta:non-whitespace-character-count="3727"/>
  </office:meta>
</office:document-meta>
</file>